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3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9.88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6.35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11.39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4.87mm"/>
    </style:style>
    <style:style style:name="co14" style:family="table-column">
      <style:table-column-properties fo:break-before="auto" style:column-width="20.3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420e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style-name="ce5" office:value-type="string" calcext:value-type="string">
            <text:p>ses</text:p>
          </table:table-cell>
          <table:table-cell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3+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2:58:44.391115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bc</meta:initial-creator>
    <meta:creation-date>2016-01-09T17:12:30Z</meta:creation-date>
    <dc:date>2017-11-04T13:00:16.609405750</dc:date>
    <meta:editing-cycles>2877</meta:editing-cycles>
    <meta:editing-duration>P12DT7H43M19S</meta:editing-duration>
    <meta:document-statistic meta:table-count="1" meta:cell-count="13803" meta:object-count="0"/>
  </office:meta>
</office:document-meta>
</file>